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писание распределенного графического интерфейса.</text:p>
      <text:p text:style-name="P2"/>
      <text:list xml:id="list3004056190142171595" text:style-name="L1">
        <text:list-item>
          <text:p text:style-name="P4"><text:span text:style-name="T2">UiDCS</text:span><text:span text:style-name="T1"> – </text:span>модуль главного графического окна.</text:p>
          <text:p text:style-name="P5"/>
        </text:list-item>
        <text:list-item>
          <text:p text:style-name="P4"><text:span text:style-name="T2">TranslatorDCS</text:span><text:span text:style-name="T1"> —</text:span> модуль обеспечивающий выполнение скриптов и автоматизированных тестов.</text:p>
          <text:p text:style-name="P5"/>
        </text:list-item>
        <text:list-item>
          <text:p text:style-name="P4"><text:span text:style-name="T2">ServerDCS</text:span><text:span text:style-name="T1"> —</text:span> модуль сервер для обеспечения обменом данных с УЦВС.</text:p>
          <text:p text:style-name="P5"/>
        </text:list-item>
        <text:list-item>
          <text:p text:style-name="P4"><text:span text:style-name="T2">PultDCS</text:span><text:span text:style-name="T1"> —</text:span> модуль виртуального пульта.</text:p>
          <text:p text:style-name="P5"/>
        </text:list-item>
        <text:list-item>
          <text:p text:style-name="P4"><text:span text:style-name="T2">MppmDCS</text:span><text:span text:style-name="T1"> —</text:span> модуль графического окна отображающий список всех моделей, а так же позволяющий формировать/сохранять варианты.</text:p>
          <text:p text:style-name="P5"/>
        </text:list-item>
        <text:list-item>
          <text:p text:style-name="P4"><text:span text:style-name="T2">VariantDCS</text:span><text:span text:style-name="T1"> – </text:span>модуль обеспечивающий формирование вариантов, их редактирование, сохранение и отправку. Использование реальных 2<text:span text:style-name="T1">D </text:span>карт.</text:p>
          <text:p text:style-name="P4"/>
        </text:list-item>
        <text:list-item>
          <text:p text:style-name="P4"><text:span text:style-name="T2">ProxyDCS</text:span><text:span text:style-name="T1"> – </text:span>модуль для коммутации всех остальных модулей в единое распределенное приложение.</text:p>
          <text:p text:style-name="P4"/>
        </text:list-item>
        <text:list-item>
          <text:p text:style-name="P5"><text:span text:style-name="T4">GlobalFunc</text:span> – <text:span text:style-name="T3">библиотека с глобальными данными.</text:span></text:p>
          <text:p text:style-name="P4"/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11M18S</meta:editing-duration>
    <meta:editing-cycles>6</meta:editing-cycles>
    <meta:generator>OpenOffice/4.0.0$Win32 OpenOffice.org_project/400m3$Build-9702</meta:generator>
    <dc:date>2016-06-07T11:45:06.41</dc:date>
    <dc:creator>Федор Гурин</dc:creator>
    <meta:document-statistic meta:table-count="0" meta:image-count="0" meta:object-count="0" meta:page-count="2" meta:paragraph-count="9" meta:word-count="90" meta:character-count="684"/>
    <meta:user-defined meta:name="Info 1"/>
    <meta:user-defined meta:name="Info 2"/>
    <meta:user-defined meta:name="Info 3"/>
    <meta:user-defined meta:name="Info 4"/>
  </office:meta>
</office:document-meta>
</file>